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5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7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8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9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0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1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2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3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4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5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6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7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8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9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0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1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2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3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4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5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6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T1" style:family="text">
      <style:text-properties fo:font-variant="normal" fo:text-transform="none" fo:color="#1f1f1f" loext:opacity="100%" style:font-name="Google Sans" fo:font-size="12pt" fo:font-style="normal" fo:font-weight="bold" loext:padding="0cm" loext:border="none"/>
    </style:style>
    <style:style style:name="T2" style:family="text">
      <style:text-properties fo:font-variant="normal" fo:text-transform="none" fo:color="#1f1f1f" loext:opacity="100%" style:font-name="Google Sans"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## As Enchentes: Entendendo as Causas e Como se Proteger</text:span></text:span></text:h>
      <text:p text:style-name="P1"><text:span text:style-name="Strong_20_Emphasis"><text:span text:style-name="T1">Introdução</text:span></text:span></text:p>
      <text:p text:style-name="P23">Você já se perguntou por que as enchentes se tornaram um problema tão comum em nossas cidades? As fortes chuvas, é claro, são um fator importante, mas existem outras causas que contribuem para esse cenário. Neste artigo, vamos desvendar as principais razões que levam às enchentes e como podemos nos proteger.</text:p>
      <text:p text:style-name="P1"><text:span text:style-name="Strong_20_Emphasis"><text:span text:style-name="T1">As Causas das Enchentes</text:span></text:span></text:p>
      <text:p text:style-name="P23">As enchentes são eventos naturais que podem ser intensificados pela ação humana. As principais causas são:</text:p>
      <text:list xml:id="list3615957511" text:style-name="L1">
        <text:list-item>
          <text:p text:style-name="P11"><text:span text:style-name="Strong_20_Emphasis"><text:span text:style-name="T1">Chuvas Intensas e Prolongadas:</text:span></text:span><text:span text:style-name="T2"> Quando chove muito em um curto período de tempo, o solo não consegue absorver toda a água, causando o transbordamento de rios e córregos. </text:span></text:p>
        </text:list-item>
        <text:list-item>
          <text:p text:style-name="P11"><text:span text:style-name="Strong_20_Emphasis"><text:span text:style-name="T1">Urbanização Desordenada:</text:span></text:span><text:span text:style-name="T2"> A construção de casas e edifícios em áreas de risco, como encostas e várzeas, aumenta a vulnerabilidade às enchentes. </text:span></text:p>
        </text:list-item>
        <text:list-item>
          <text:p text:style-name="P11"><text:span text:style-name="Strong_20_Emphasis"><text:span text:style-name="T1">Desmatamento:</text:span></text:span><text:span text:style-name="T2"> As árvores ajudam a absorver a água da chuva e a reduzir o impacto das enxurradas. Ao desmatar, aumentamos o risco de inundações. </text:span></text:p>
        </text:list-item>
        <text:list-item>
          <text:p text:style-name="P11"><text:span text:style-name="Strong_20_Emphasis"><text:span text:style-name="T1">Impermeabilização do Solo:</text:span></text:span><text:span text:style-name="T2"> O asfalto e o concreto impedem que a água da chuva se infiltre no solo, aumentando o escoamento superficial e sobrecarregando os sistemas de drenagem. </text:span></text:p>
        </text:list-item>
        <text:list-item>
          <text:p text:style-name="P11"><text:span text:style-name="Strong_20_Emphasis"><text:span text:style-name="T1">Lixo nos Bueiros e Rios:</text:span></text:span><text:span text:style-name="T2"> O lixo obstrui os bueiros e os leitos dos rios, dificultando o escoamento da água e provocando alagamentos. </text:span></text:p>
        </text:list-item>
        <text:list-item>
          <text:p text:style-name="P11"><text:span text:style-name="Strong_20_Emphasis"><text:span text:style-name="T1">Falta de Planejamento Urbano:</text:span></text:span><text:span text:style-name="T2"> A ausência de um planejamento urbano adequado, que leve em consideração os riscos de enchentes, contribui para o agravamento do problema. </text:span></text:p>
        </text:list-item>
      </text:list>
      <text:p text:style-name="P1"><text:span text:style-name="Strong_20_Emphasis"><text:span text:style-name="T1">Como se Proteger das Enchentes</text:span></text:span></text:p>
      <text:p text:style-name="P23">É fundamental que todos nós contribuamos para a prevenção de enchentes. Algumas medidas simples podem fazer a diferença:</text:p>
      <text:list xml:id="list2402054660" text:style-name="L2">
        <text:list-item>
          <text:p text:style-name="P17"><text:span text:style-name="Strong_20_Emphasis"><text:span text:style-name="T1">Não jogue lixo nas ruas:</text:span></text:span><text:span text:style-name="T2"> Mantenha os bueiros limpos para garantir a passagem da água. </text:span></text:p>
        </text:list-item>
        <text:list-item>
          <text:p text:style-name="P17"><text:soft-page-break/><text:span text:style-name="Strong_20_Emphasis"><text:span text:style-name="T1">Evite construir em áreas de risco:</text:span></text:span><text:span text:style-name="T2"> Respeite as leis de zoneamento e não construa em encostas ou áreas alagadiças. </text:span></text:p>
        </text:list-item>
        <text:list-item>
          <text:p text:style-name="P17"><text:span text:style-name="Strong_20_Emphasis"><text:span text:style-name="T1">Plante árvores:</text:span></text:span><text:span text:style-name="T2"> As árvores ajudam a absorver a água da chuva e a proteger o solo. </text:span></text:p>
        </text:list-item>
        <text:list-item>
          <text:p text:style-name="P17"><text:span text:style-name="Strong_20_Emphasis"><text:span text:style-name="T1">Conserve a água:</text:span></text:span><text:span text:style-name="T2"> O uso consciente da água reduz a pressão sobre os sistemas de abastecimento e esgoto. </text:span></text:p>
        </text:list-item>
        <text:list-item>
          <text:p text:style-name="P17"><text:span text:style-name="Strong_20_Emphasis"><text:span text:style-name="T1">Fique atento aos alertas:</text:span></text:span><text:span text:style-name="T2"> Acompanhe as previsões do tempo e siga as orientações das autoridades em caso de alerta de chuva forte. </text:span></text:p>
        </text:list-item>
        <text:list-item>
          <text:p text:style-name="P17"><text:span text:style-name="Strong_20_Emphasis"><text:span text:style-name="T1">Elabore um plano de emergência:</text:span></text:span><text:span text:style-name="T2"> Tenha um kit de emergência preparado com alimentos não perecíveis, água potável, medicamentos, documentos importantes e um rádio portátil. </text:span></text:p>
        </text:list-item>
      </text:list>
      <text:p text:style-name="P1"><text:span text:style-name="Strong_20_Emphasis"><text:span text:style-name="T1">Conclusão</text:span></text:span></text:p>
      <text:p text:style-name="P23">As enchentes são um problema sério que afeta milhões de pessoas em todo o mundo. Ao entender as causas e adotando medidas preventivas, podemos reduzir os riscos e proteger nossas comunidades. A prevenção de enchentes é um desafio que exige a colaboração de todos: governos, empresas e cidadãos.</text:p>
      <text:p text:style-name="P1"><text:span text:style-name="Strong_20_Emphasis"><text:span text:style-name="T1">Lembre-se:</text:span></text:span><text:span text:style-name="T2"> A prevenção é a melhor forma de evitar tragédias. Ao agirmos de forma responsável, podemos construir um futuro mais seguro para todos.</text:span></text:p>
      <text:p text:style-name="P1"><text:span text:style-name="Strong_20_Emphasis"><text:span text:style-name="T1">Palavras-chave:</text:span></text:span><text:span text:style-name="T2"> enchentes, causas, prevenção, urbanização, desmatamento, lixo, planejamento urbano.</text:span></text:p>
      <text:p text:style-name="P1"><text:span text:style-name="Strong_20_Emphasis"><text:span text:style-name="T1">[Insira aqui imagens ilustrativas sobre o tema]</text:span></text:span></text:p>
      <text:p text:style-name="P1"><text:span text:style-name="Strong_20_Emphasis"><text:span text:style-name="T1">Este artigo pode ser adaptado para diferentes plataformas, como blogs, redes sociais e materiais educativos. É importante utilizar uma linguagem clara e objetiva, com exemplos práticos que facilitem a compreensão do leitor.</text:span></text:span></text:p>
      <text:p text:style-name="P1"><text:span text:style-name="Strong_20_Emphasis"><text:span text:style-name="T1">Para complementar este artigo, você pode incluir informações sobre os impactos das enchentes na saúde pública, na economia e no meio ambiente.</text:span></text:span></text:p>
      <text:p text:style-name="P1"><text:span text:style-name="Strong_20_Emphasis"><text:span text:style-name="T1">Gostaria de que eu adicione alguma informação específica ou crie outro artigo sobre um tema relacionado?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0:18:37.323812740</meta:creation-date>
    <dc:date>2024-10-18T10:19:08.968912921</dc:date>
    <meta:editing-duration>PT35S</meta:editing-duration>
    <meta:editing-cycles>1</meta:editing-cycles>
    <meta:document-statistic meta:table-count="0" meta:image-count="0" meta:object-count="0" meta:page-count="2" meta:paragraph-count="27" meta:word-count="538" meta:character-count="3350" meta:non-whitespace-character-count="2839"/>
    <meta:generator>LibreOffice/7.3.7.2$Linux_X86_64 LibreOffice_project/30$Build-2</meta:generator>
  </office:meta>
</office:document-meta>
</file>